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25-01-20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24-01-0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23-01-0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22-01-06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21-01-07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20-01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9-01-05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8-01-0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7-01-06 15:38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6-01-05 17:42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5-01-06 15:08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4-01-06 17:0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3-01-23 13:5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2-01-17 21:17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1-01-18 20:4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10-01-19 18:4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09-01-22 17:4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08-01-02 22:19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07-01-17 07:27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06-01-09 19:1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0099394701</text:p>
          </table:table-cell>
          <table:table-cell office:value-type="string" calcext:value-type="string">
            <text:p>2005-01-12 21:5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